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P3"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仔仔 | 2007.05.26 01:17 | </text:span><text:span text:style-name="T2">#</text:span></text:p>
      <text:p text:style-name="P2"><text:span text:style-name="T1">中國時報 2007.04.23　</text:span><text:span text:style-name="T3"><text:line-break/></text:span><text:span text:style-name="T1">你不知道的南非和屠圖大主教</text:span><text:span text:style-name="T3"><text:line-break/></text:span><text:span text:style-name="T1">陸以正</text:span><text:span text:style-name="T3"><text:line-break/><text:line-break/></text:span><text:span text:style-name="T1">英格蘭教會前南非大主教屠圖(ArchbishopDesmond Mpilo Tutu)應民主基金會邀請來訪，與二二八受難家屬晤談並發表演講，媒體已廣泛報導。這位一九八四年諾貝爾和平獎得主，終生為自由民主奮鬥不懈，早已贏得舉世尊敬，無須辭費。但國人對他的國家和他得享盛名的背景，瞭解似嫌不足，兩年前我為左岸文化出版社刊行他所著《沒有寬恕就沒有未來》(No Future Without Reconciliation)中譯本寫序，曾予詳細說明，但讀過那本書的人究竟不多，正好藉本欄解釋最重要的幾點事實。</text:span><text:span text:style-name="T3"><text:line-break/><text:line-break/></text:span><text:span text:style-name="T1">英格蘭教會(Anglican Church)是英王亨利八世因教皇不肯取消他的婚姻，讓他另娶新后，從天主教分裂出來的一個支派。傳到美國後，改名為Episcopal Church；再傳來中國，依此字希臘文原意，稱為聖公會；但舊英屬地區仍多沿襲原名。我請教過周聯華牧師，他說正確譯法應為基督教「安立甘宗」，更無人能懂。唯有沿用舊名，才能解釋屠圖如何躍登大主教的寶座。</text:span><text:span text:style-name="T3"><text:line-break/><text:line-break/></text:span><text:span text:style-name="T1">國人總以為南非的種族仇限，只限於黑白之間。不知一八九九年的「布爾戰爭(The BoerWar)」所造成荷裔斐人(Afrikaners)與英裔人間的裂痕，更大更深。被英軍囚禁在集中營裏的斐裔婦孺有四萬人死亡。此後在英裔人統治的五十年中，占白人七成的斐裔人始終是二等公民；他們直到一九四八年才靠選票奪得政權。但全國經濟，包括銀行、礦產、運輸、甚至媒體，始終由英裔人緊緊掌握。如今雖然黑人當政，仍然無法改變。</text:span><text:span text:style-name="T3"><text:line-break/><text:line-break/></text:span><text:span text:style-name="T1">斐裔白人掌握政府權力時期，英裔人自然心有未甘。屠圖因緣際會，先從教員改讀神學，一九六○年成為英格蘭教會的牧師。那年非洲吹起獨立風，他被任為專收黑人青年的海耶堡大學(Fort Hare University)專任牧師(Chaplain)，南部非洲各國今日領導人當時多半在該校就讀，成天討論如何推翻殖民地政府，他自然深受影響。兩年後，屠圖赴英留學，就讀倫敦大學的皇家學院(King’s College)四年，獲得學士與神學碩士學位後，才回到南非。</text:span><text:span text:style-name="T3"><text:line-break/><text:line-break/></text:span><text:span text:style-name="T1">孫中山從夏威夷返國後曾公車上書給李鴻章；屠圖如出一轍，也曾上書給斐裔時任總理的伏斯特(Balthazar Johannes Vorster)，痛陳南非政治局勢像是「隨時可能爆炸的火藥桶」，伏斯特沒理他。屠圖只好到鄰國賴索托大學去教書。</text:span><text:span text:style-name="T3"><text:line-break/><text:line-break/></text:span><text:span text:style-name="T1">一九七二年屠圖又回到英國，在國際性的「世界教會聯合會(World Council of Churches，簡稱ＷＣＣ)的附屬機構神學教育基金(Theological Education Fund)任副執行長。ＷＣＣ以自由主義聞名，看中屠圖的種族背景，三年後派他回南非，先任約堡聖瑪麗大教堂(St.Mary’s Cathedral)歷史上首次由黑人擔任的執事長(Dean)，旋升任賴索托國主教，再當選南非教會聯合會(South African Council of Churches)秘書長。</text:span><text:span text:style-name="T3"><text:line-break/><text:line-break/></text:span><text:span text:style-name="T1">ＷＣＣ培植屠圖的用意很清楚，就是要他向斐裔保守政權嗆聲。同屬自由主義的諾貝爾委員會頒給他諾貝爾和平獎，使他如虎添翼。英格蘭教會隨即跟進，選他為南非大主教。這是非同小可的榮譽，因為依照英國傳統，大主教地位相當於省長，排行次序卻在省長之前。南非第一大城開普敦市，近郊最高級的住宅區就叫「主教廷(Bishop’s Court)」，幾百年來只有達官貴人、富商巨賈才住得起，當然必須是白人。屠圖住進這官邸後，斐裔白人政府膽子再大，也不敢趕他走，只好讓ＷＣＣ和諾貝爾委員會在旁邊竊笑。</text:span><text:span text:style-name="T3"><text:line-break/><text:line-break/></text:span><text:span text:style-name="T1">南非政權輪替前，黑白政黨團體不斷開會談判，屠圖謹守神職人員本分，從未直接參與政治性協商，難能可貴。</text:span><text:span text:style-name="T3"><text:line-break/><text:line-break/></text:span><text:span text:style-name="T1">曼德拉就職時，他率領觀禮各國貴賓與南非人民為國家祈福。也因為他並無政治野心，曼德拉成立「真相與和解委員會(Truth and Reconciliation Commission，簡稱ＴＲＣ)」，力邀他出任主席。委員會花費三年時間在全國各地舉辦公聽會，讓種族隔離時代受苦受難的黑人、雜色人與其它人民暢所欲言，記錄存卷。南非政權輪替後，各族群能和平相處，ＴＲＣ的功勞不可磨滅。這也就是《沒有寬恕就沒有未來》一書的起源。</text:span><text:span text:style-name="T3"><text:line-break/><text:line-break/></text:span><text:span text:style-name="T1">國內媒體不瞭解南非情況，總認為容許牧師娶妻生子的英格蘭教會，可以代表南非所有基督徒，其實不然。廣義的基督教與天主教徒雖佔南非四千三百萬人口的四八．七％，實以各種本土教派(African indigenous churches)為主，支派五花八門；而英格蘭教會僅佔其中五．六％，亦即全人口的二．七％，微不足道。使屠圖被世人推崇的，是他的道德力量，而非教會的聲勢。</text:span><text:span text:style-name="T3"><text:line-break/><text:line-break/></text:span><text:span text:style-name="T1">屠圖所以受到全球尊敬，是因為他思想前進，直言無忌，嫉惡如仇，言人之不敢言。他反對任何方式的獨裁，最近也批評過南非總統姆貝基。他罵近鄰辛巴威的穆加比總統是「漫畫式的大獨裁者」，傳誦一時。他贊同女性也可擔任神職，認為同性戀不值得大驚小怪。在國際事務上，他批評聯合國毫無效果，更指責布希藉謊言入侵伊拉克。</text:span><text:span text:style-name="T3"><text:line-break/><text:line-break/></text:span><text:span text:style-name="T1">台北媒體把屠圖的稱謂都弄錯了。英格蘭教會現任南非大主教(Archbishop)是Njongonkulu Ndungane。屠圖的頭銜則是南部非洲各國英格蘭教會的「總主教(Primate)」。寫信給他時應該稱呼the Most Reverend and Right Honorable，恐怕沒幾個人知道。</text:span><text:span text:style-name="T3"><text:line-break/></text:span><text:span text:style-name="T1">（本專欄每周一刊出）</text:span><text:span text:style-name="T3"><text:line-break/></text:span></text:p>
      <text:p text:style-name="P1"><text:span text:style-name="T1">陳真 | 2007.05.21 05:28 | </text:span><text:span text:style-name="T2">#</text:span></text:p>
      <text:p text:style-name="P3"><text:span text:style-name="T1">我我我我我我我請見</text:span></text:p>
      <text:p text:style-name="P3"><text:span text:style-name="T1">http://kinship.habago.org/</text:span></text:p>
      <text:p text:style-name="P1"><text:span text:style-name="T1">陳真 | 2007.05.21 05:12 | </text:span><text:span text:style-name="T2">#</text:span></text:p>
      <text:p text:style-name="P2"><text:span text:style-name="T1">謝謝娟瑄.</text:span></text:p>
      <text:p text:style-name="P2"><text:span text:style-name="T1">別人怎麼想的我管不著,但至少對我而言,不管正面負面,我都不願對他人有任何影響,特別是未經世事的年輕人. 這也許是為什麼我對所謂公共型知識份子或救國救民的社運人士總是無法由衷愛慕的原因,反倒那些只想著自己卻忘記世界的 "戀人" 卻讓我起惆悵,愛戀甚深.</text:span></text:p>
      <text:p text:style-name="P2"><text:span text:style-name="T1">但董事長不是跟蔣公一樣,四分之一個世紀來總是跟革命事業脫離不了關係嗎? 這聽起來似乎言行不一,很矛盾,但知我者必知其一致.</text:span></text:p>
      <text:p text:style-name="P2"><text:span text:style-name="T1">想起江文也,想起沈從文,想起維根斯坦,想起這些遺忘世界的人,我心便要融化. 最近看荷索的 "Land of Silence and Darkness",很感動,特別是最後那一幕,一個盲者無聲無息摸索離去,我心亦如是,劇終寫著 "即使世界大戰爆發,我仍無所察覺." 我已交代學姐在我墓碑上刻下這句話.</text:span></text:p>
      <text:p text:style-name="P2"><text:span text:style-name="T1">前天立報邀我開一專欄,每周一見報,但銀兩甚少,寫十篇稿費剛好等於蘋果一篇,但我仍然答應,取名 "哈巴狗電台", 只是能寫多久毫無把握,我想寫的,無非一個我字,思想保守反動,心態封建落後,行為蒼白無力,恐怕不是老想著改變世界的改革者所能真心欣賞.</text:span></text:p>
      <text:p text:style-name="P1"><text:span text:style-name="T1">張娟瑄` | 2007.05.18 03:13 | </text:span><text:span text:style-name="T2">#</text:span></text:p>
      <text:p text:style-name="P3"><text:span text:style-name="T1">看到這位替世界犧牲奉獻的人,不禁想要問問自己現在還坐在這裡幹麻？有那麼多的人願意為了這個世界,連生命也不在乎,只為了弱勢、公平正義而付出,感謝您,好在世界還有您們的存在及付出。</text:span><text:span text:style-name="T3"><text:line-break/></text:span><text:span text:style-name="T1">ps.我現在只是高中生,但我也希望有天也能像她一樣,位這世界盡一份心力。</text:span></text:p>
      <text:p text:style-name="P1"><text:span text:style-name="T1">陳真 | 2007.05.17 17:21 | </text:span><text:span text:style-name="T2">#</text:span></text:p>
      <text:p text:style-name="P2"><text:span text:style-name="T1">中國時報 2007.04.19　</text:span><text:span text:style-name="T3"><text:line-break/></text:span><text:span text:style-name="T1">香港記者批評台灣禁外國人集會不合時宜</text:span><text:span text:style-name="T3"><text:line-break/></text:span><text:span text:style-name="T1">中央社</text:span></text:p>
      <text:p text:style-name="P2"><text:span text:style-name="T3"><text:line-break/></text:span><text:span text:style-name="T1">　香港記者張翠容日前在台灣觀察支持樂生療養院的集會時，因為上台發言險遭警方拘捕。她質疑台灣將外國人參加集會列為違法已不合時宜。</text:span></text:p>
      <text:p text:style-name="P2"><text:span text:style-name="T1">　張翠容今天對中央社記者表示，十五日她在台北觀察支持樂生院的集會時，被學生邀請上台發言，期間她表達了對世界各地弱勢社群的感想，並說「我是你們的同志，我和你們在一起」。</text:span></text:p>
      <text:p text:style-name="P2"><text:span text:style-name="T1">　張翠容講完下台後，立即被警方查詢從哪裡來，又被詢問是否持有中華民國護照入境。張翠容否認後，警方指她違犯「入出國移民法」第二十七條（外國人不得從事與申請停留、居留目的不符的活動或工作），準備拘捕她。</text:span></text:p>
      <text:p text:style-name="P2"><text:span text:style-name="T1">　她說，參加集會的學生見狀後把她圍起來保護，並大罵警方的行為，警員只好警告張翠容不要再犯，否則把她驅逐出境。</text:span></text:p>
      <text:p text:style-name="P2"><text:span text:style-name="T1">　張翠容表示，她在世界許多民主國家參加非暴力示威活動時，從來沒有被抓過；台灣已經是民主國家，「竟然仍採取戒嚴時代的法令，使台灣的民主蒙上灰塵。」</text:span></text:p>
      <text:p text:style-name="P2"><text:span text:style-name="T1">　不過，張翠容強調，事件不會削弱她今後到台灣的意願，她將於九月再到台灣介紹其拍攝的「以巴和平運動紀錄片」。</text:span></text:p>
      <text:p text:style-name="P2"><text:span text:style-name="T1">　張翠容是香港資深新聞作者，曾到過阿富汗採訪當地戰爭情況。她曾在香港聯合報、英國BBC等多家新聞機構及法國「無疆界記者組織」工作。</text:span></text:p>
      <text:p text:style-name="P2"><text:span text:style-name="T1">　她現在是自由撰稿人，已出版多本戰地採訪書籍。</text:span></text:p>
      <text:p text:style-name="P1"><text:span text:style-name="T1">新書發表會 | 2007.05.10 11:24 | </text:span><text:span text:style-name="T2">#</text:span></text:p>
      <text:p text:style-name="P3"><text:span text:style-name="T1">Book Launch</text:span></text:p>
      <text:p text:style-name="P3"><text:span text:style-name="T1">The SOAS Palestine Society</text:span></text:p>
      <text:p text:style-name="P3"><text:span text:style-name="T1">LSE SU Palestine Society</text:span><text:span text:style-name="T3"><text:line-break/></text:span><text:span text:style-name="T1">present</text:span></text:p>
      <text:p text:style-name="P3"><text:span text:style-name="T1">Nakba: Palestine, 1948 and the Claims of Memory</text:span><text:span text:style-name="T3"><text:line-break/></text:span><text:span text:style-name="T1">Edited by Ahmad Saadi and Lila Abu Loghod</text:span></text:p>
      <text:p text:style-name="P3"><text:span text:style-name="T1">6.30 pm 21 May 2007</text:span><text:span text:style-name="T3"><text:line-break/><text:line-break/></text:span><text:span text:style-name="T1">SOAS Khalili Lecture Theatre</text:span><text:span text:style-name="T3"><text:line-break/></text:span><text:span text:style-name="T1">Thornhaugh Street</text:span><text:span text:style-name="T3"><text:line-break/></text:span><text:span text:style-name="T1">Russell Square</text:span><text:span text:style-name="T3"><text:line-break/></text:span><text:span text:style-name="T1">London</text:span><text:span text:style-name="T3"><text:line-break/></text:span><text:span text:style-name="T1">WC1H 0XG</text:span></text:p>
      <text:p text:style-name="P3"><text:span text:style-name="T1">featuring acclaimed novelist Ahdaf Soueif</text:span></text:p>
      <text:p text:style-name="P3"><text:span text:style-name="T1">in conversation with contributors Omar Al-Qattan</text:span><text:span text:style-name="T3"><text:line-break/></text:span><text:span text:style-name="T1">Filmmaker and director of the Palestinian Audiovisual Project at the Qattan Foundation</text:span></text:p>
      <text:p text:style-name="P3"><text:span text:style-name="T1">Prof. Haim Bresheeth</text:span><text:span text:style-name="T3"><text:line-break/></text:span><text:span text:style-name="T1">Chair of Media and Cultural Studies, University of East London</text:span></text:p>
      <text:p text:style-name="P3"><text:span text:style-name="T1">Dr. Laleh Khalili</text:span><text:span text:style-name="T3"><text:line-break/></text:span><text:span text:style-name="T1">Lecturer in the politics of the Middle East at SOAS</text:span></text:p>
      <text:p text:style-name="P3"><text:span text:style-name="T1">This event commemorates the 59th Anniversary of the Nakba</text:span><text:span text:style-name="T3"><text:line-break/></text:span></text:p>
      <text:p text:style-name="P1"><text:span text:style-name="T1">學姊 | 2007.05.08 15:05 | </text:span><text:span text:style-name="T2">#</text:span></text:p>
      <text:p text:style-name="P2"><text:span text:style-name="T1">謝謝選擇推薦的文章, 挺有內容的一場對談, 翻譯得也不錯. 找時間我們會將它貼上轉載.</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